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ndererContext.get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FPRendererContext.AFPRendererContext( AbstractRenderer renderer ,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